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y first exposure to artificial intelligence came from my Evolutionary Computing class. I was exposed to systems like evolving parameters to evolutionary neural networks. Starting this past term, as my senior capstone project, I have been working in a team of 5 others on building a semi-supervised machine learning system to aid in automating a long and costly procedure in litigation. Starting at the planning stages of the project, I've gained a lot of experience in developing large systems. For several weeks, I contributed to proposing different variations on the pipeline and potential timelines for each phase, and researched the pros and cons of different machine learning algorithms as relevant to our purposes. By the end of the coming term, I will also have completed a course on machine learning, so I will have quite a bit of experience in the field, especially when compared to my undergraduate peers.</text:p>
      <text:p text:style-name="Standard"/>
      <text:p text:style-name="Standard">During my schooling and in my work experiences, I've developed much of the skills that you may expect from a good developer. In particular, I do most of my programming work in a Linux environment, but am also familiar in developing in both OSX and in Windows. The language that I am most confident in is Python, but I am also proficient in Java and C/C++ as well as the web framework. I've also had exposure to parallel programming through a project in natural language processing that necessitated it, and will not have any problem exploring new frameworks. </text:p>
      <text:p text:style-name="Standard"/>
      <text:p text:style-name="Standard">Additionally, because I came into college thinking that I would be a physics major, I do have quite a bit of those classes in my transcript. Though I may not have the specific understanding that helps the position, I have enough scientific background to allow me to quickly get on board. </text:p>
      <text:p text:style-name="Standard"/>
      <text:p text:style-name="Standard"/>
      <text:p text:style-name="Standard">I will be graduating June 9, 2018, and will be available shortly after then. I will be able to relocate to the city for the position. My cell can be reached at 678-761-2205 at most times (on winter break until January 2<text:span text:style-name="T1">nd</text:span>), and my preferred email is <text:a xlink:type="simple" xlink:href="mailto:kimj4@carleton.edu" text:style-name="Internet_20_link" text:visited-style-name="Visited_20_Internet_20_Link">kimj4@carleton.edu</text:a></text:p>
      <text:p text:style-name="Standard"/>
      <text:p text:style-name="Standard">I appreciate my consideration for this 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 Yun Kim</meta:initial-creator>
    <meta:creation-date>2017-12-14T13:45:04.38</meta:creation-date>
    <meta:generator>OpenOffice/4.1.4$Win32 OpenOffice.org_project/414m5$Build-9788</meta:generator>
    <meta:document-statistic meta:table-count="0" meta:image-count="0" meta:object-count="0" meta:page-count="1" meta:paragraph-count="5" meta:word-count="353" meta:character-count="2078"/>
    <dc:date>2017-12-14T18:29:14.90</dc:date>
    <dc:creator>Ju Yun Kim</dc:creator>
    <meta:editing-duration>PT4H44M11S</meta:editing-duration>
    <meta:editing-cycles>1</meta:editing-cycles>
  </office:meta>
</office:document-meta>
</file>